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9.208cm" style:rel-column-width="5220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Tabel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8" style:family="table-cell">
      <style:table-cell-properties fo:padding="0.097cm" fo:border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13" style:family="table-row">
      <style:table-row-properties style:min-row-height="0.651cm"/>
    </style:style>
    <style:style style:name="Tabella1.A16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17" style:family="table-row">
      <style:table-row-properties style:min-row-height="0.744cm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2pt" officeooo:rsid="0065026b" officeooo:paragraph-rsid="0065026b" style:font-size-asian="12pt" style:font-size-complex="12pt"/>
    </style:style>
    <style:style style:name="P11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" fo:font-size="10pt" fo:font-weight="bold" officeooo:rsid="006be23f" officeooo:paragraph-rsid="006e68a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10 Pitch" fo:font-size="10pt" fo:font-weight="bold" officeooo:rsid="0065026b" officeooo:paragraph-rsid="007008ea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6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7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0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5"><text:span text:style-name="T3">Contratto:</text:span> <text:span text:style-name="T4"><text:placeholder text:placeholder-type="text">&lt;o.name&gt;</text:placeholder></text:span><text:span text:style-name="T4"> </text:span><text:span text:style-name="T6">cod.</text:span><text:span text:style-name="T4"> </text:span>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6"><text:span text:style-name="T3">Periodo: </text:span><text:span text:style-name="T4"><text:placeholder text:placeholder-type="text">&lt;formatLang(o.date_start, date=True)&gt;</text:placeholder></text:span><text:span text:style-name="T4"> - </text:span><text:span text:style-name="T4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17"><text:span text:style-name="T3">Pacchetti prepagati:</text:span><text:span text:style-name="T1"> </text:span><text:span text:style-name="T5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8">Prestazione</text:p>
          </table:table-cell>
          <table:covered-table-cell/>
          <table:table-cell table:style-name="Tabella1.A8" office:value-type="string">
            <text:p text:style-name="P19">Prezzo </text:p>
          </table:table-cell>
          <table:table-cell table:style-name="Tabella1.D8" office:value-type="string">
            <text:p text:style-name="P19">Note</text:p>
          </table:table-cell>
        </table:table-row>
        <table:table-row>
          <table:table-cell table:style-name="Tabella1.A9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13"><text:span text:style-name="T2"><text:placeholder text:placeholder-type="text">&lt;pl.product_id.name&gt;</text:placeholder></text:span></text:p>
          </table:table-cell>
          <table:covered-table-cell/>
          <table:table-cell table:style-name="Tabella1.A10" office:value-type="string">
            <text:p text:style-name="P12"><text:span text:style-name="T2"><text:placeholder text:placeholder-type="text">&lt;pl.pricelist&gt;</text:placeholder></text:span></text:p>
          </table:table-cell>
          <table:table-cell table:style-name="Tabella1.A9" office:value-type="string">
            <text:p text:style-name="P12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9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6" table:number-columns-spanned="4" office:value-type="string">
            <text:p text:style-name="P20">Termini e condizioni</text:p>
          </table:table-cell>
          <table:covered-table-cell/>
          <table:covered-table-cell/>
          <table:covered-table-cell/>
        </table:table-row>
        <table:table-row table:style-name="Tabella1.17">
          <table:table-cell table:style-name="Tabella1.A9" table:number-columns-spanned="4" office:value-type="string">
            <text:p text:style-name="P14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08:49.127000482</dc:date>
    <meta:editing-duration>PT6H33M37S</meta:editing-duration>
    <meta:editing-cycles>102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